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diting instructions for UCA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Editing instructions for UCA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17Z</meta:creation-date>
    <dc:date>2021-08-11T17:37:17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